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3b4e8"/>
    </style:style>
    <style:style style:name="P7" style:family="paragraph" style:parent-style-name="Standard">
      <style:text-properties officeooo:rsid="0034d048" officeooo:paragraph-rsid="0034d048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c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c++ kod jer se on kompajliranjem prevodi u masinski kod.</text:span></text:p>
      <text:p text:style-name="P6">JavaScript jezik nudi jos veci nivo apstrakcije nad masinskim kodom od c++ medutim racunari ne mogu razumeti JavaScript ili ga prevesti na masinski kod vec je potrebno njegovo izvrsavanje unutar pretrazivaca koji sadrzi <text:span text:style-name="T18">V</text:span>8 engine. <text:span text:style-name="T18">V8 engine je napisao Google u c++ jeziku I kroz njega se </text:span></text:p>
      <text:p text:style-name="P7">tokom izvrsavanja JavaScript kod prevodi u masinski kod.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7T05:17:49.194769969</dc:date>
    <meta:editing-duration>PT1H4M54S</meta:editing-duration>
    <meta:editing-cycles>6</meta:editing-cycles>
    <meta:document-statistic meta:table-count="0" meta:image-count="0" meta:object-count="0" meta:page-count="2" meta:paragraph-count="9" meta:word-count="356" meta:character-count="2445" meta:non-whitespace-character-count="2094"/>
  </office:meta>
</office:document-meta>
</file>